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>
      <style:text-properties fo:font-weight="normal" style:font-weight-asian="normal" style:font-weight-complex="normal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 office:value-type="float" office:value="8024" calcext:value-type="float">
            <text:p>8024</text:p>
          </table:table-cell>
          <table:table-cell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191.851089001" calcext:value-type="float">
            <text:p>191,851089001</text:p>
          </table:table-cell>
          <table:table-cell table:style-name="ce3" office:value-type="float" office:value="16.6896998882" calcext:value-type="float">
            <text:p>16,68969988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 office:value-type="float" office:value="8186" calcext:value-type="float">
            <text:p>8186</text:p>
          </table:table-cell>
          <table:table-cell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229.96844697" calcext:value-type="float">
            <text:p>229,96844697</text:p>
          </table:table-cell>
          <table:table-cell table:style-name="ce4" office:value-type="float" office:value="17.2246618271" calcext:value-type="float">
            <text:p>17,224661827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office:value-type="float" office:value="8340" calcext:value-type="float">
            <text:p>8340</text:p>
          </table:table-cell>
          <table:table-cell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200.687952995" calcext:value-type="float">
            <text:p>200,687952995</text:p>
          </table:table-cell>
          <table:table-cell table:style-name="ce4" office:value-type="float" office:value="17.3365256786" calcext:value-type="float">
            <text:p>17,33652567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352" calcext:value-type="float">
            <text:p>8352</text:p>
          </table:table-cell>
          <table:table-cell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272.033339977" calcext:value-type="float">
            <text:p>272,033339977</text:p>
          </table:table-cell>
          <table:table-cell table:style-name="ce4" office:value-type="float" office:value="17.364317894" calcext:value-type="float">
            <text:p>17,36431789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 office:value-type="float" office:value="8265" calcext:value-type="float">
            <text:p>8265</text:p>
          </table:table-cell>
          <table:table-cell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311.184659958" calcext:value-type="float">
            <text:p>311,184659958</text:p>
          </table:table-cell>
          <table:table-cell table:style-name="ce4" office:value-type="float" office:value="17.1900758743" calcext:value-type="float">
            <text:p>17,19007587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" calcext:value-type="float">
            <text:p>99,7</text:p>
          </table:table-cell>
          <table:table-cell table:formula="of:=100 - SUM([.A7:.B7])" office:value-type="float" office:value="0.299999999999997" calcext:value-type="float">
            <text:p>0,3</text:p>
          </table:table-cell>
          <table:table-cell office:value-type="float" office:value="8460" calcext:value-type="float">
            <text:p>8460</text:p>
          </table:table-cell>
          <table:table-cell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303.950792074" calcext:value-type="float">
            <text:p>303,950792074</text:p>
          </table:table-cell>
          <table:table-cell table:style-name="ce4" office:value-type="float" office:value="17.66664505" calcext:value-type="float">
            <text:p>17,6666450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413" calcext:value-type="float">
            <text:p>8413</text:p>
          </table:table-cell>
          <table:table-cell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167.62113595" calcext:value-type="float">
            <text:p>167,62113595</text:p>
          </table:table-cell>
          <table:table-cell table:style-name="ce4" office:value-type="float" office:value="17.5723121166" calcext:value-type="float">
            <text:p>17,572312116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 office:value-type="float" office:value="8404" calcext:value-type="float">
            <text:p>8404</text:p>
          </table:table-cell>
          <table:table-cell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277.913053989" calcext:value-type="float">
            <text:p>277,913053989</text:p>
          </table:table-cell>
          <table:table-cell table:style-name="ce4" office:value-type="float" office:value="16.70373106" calcext:value-type="float">
            <text:p>16,703731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 office:value-type="float" office:value="8248" calcext:value-type="float">
            <text:p>8248</text:p>
          </table:table-cell>
          <table:table-cell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231.37766099" calcext:value-type="float">
            <text:p>231,37766099</text:p>
          </table:table-cell>
          <table:table-cell table:style-name="ce4" office:value-type="float" office:value="17.1965479851" calcext:value-type="float">
            <text:p>17,196547985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 office:value-type="float" office:value="8208" calcext:value-type="float">
            <text:p>8208</text:p>
          </table:table-cell>
          <table:table-cell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314.389064074" calcext:value-type="float">
            <text:p>314,389064074</text:p>
          </table:table-cell>
          <table:table-cell table:style-name="ce4" office:value-type="float" office:value="17.1347630024" calcext:value-type="float">
            <text:p>17,13476300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" calcext:value-type="float">
            <text:p>99,7</text:p>
          </table:table-cell>
          <table:table-cell table:formula="of:=AVERAGE([.C2:.C11])" office:value-type="float" office:value="0.300000000000001" calcext:value-type="float">
            <text:p>0,3</text:p>
          </table:table-cell>
          <table:table-cell table:formula="of:=SUM([.D2:.D11])/10" office:value-type="float" office:value="8290" calcext:value-type="float">
            <text:p>8290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250.0977195978" calcext:value-type="float">
            <text:p>250,0977195978</text:p>
          </table:table-cell>
          <table:table-cell table:formula="of:=SUM([.H2:.H11])/10" office:value-type="float" office:value="17.20792803763" calcext:value-type="float">
            <text:p>17,2079280376</text:p>
          </table:table-cell>
          <table:table-cell/>
        </table:table-row>
        <table:table-row table:style-name="ro1">
          <table:table-cell table:number-columns-repeated="3"/>
          <table:table-cell table:formula="of:=[.D3]/12597" office:value-type="float" office:value="0.649837262840359" calcext:value-type="float">
            <text:p>0,649837262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8.8" calcext:value-type="float">
            <text:p>18,8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9" calcext:value-type="float">
            <text:p>5843,9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8" calcext:value-type="float">
            <text:p>18,8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6" calcext:value-type="float">
            <text:p>682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4" calcext:value-type="float">
            <text:p>58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7:.G27])" office:value-type="float" office:value="6682" calcext:value-type="float">
            <text:p>66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3.9" calcext:value-type="float">
            <text:p>5843,9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8.8" calcext:value-type="float">
            <text:p>18,8</text:p>
          </table:table-cell>
          <table:table-cell table:formula="of:=SUM([.H18:.H27])/10" office:value-type="float" office:value="6715.1" calcext:value-type="float">
            <text:p>6715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93286369761" calcext:value-type="float">
            <text:p>0,9967932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08:32.806811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0:58.277235995</meta:creation-date>
    <meta:generator>LibreOffice/5.1.6.2$Linux_X86_64 LibreOffice_project/10m0$Build-2</meta:generator>
    <dc:date>2018-01-17T15:59:40.545689551</dc:date>
    <meta:editing-duration>PT22M11S</meta:editing-duration>
    <meta:editing-cycles>5</meta:editing-cycles>
    <meta:document-statistic meta:table-count="1" meta:cell-count="176" meta:object-count="0"/>
  </office:meta>
</office:document-meta>
</file>